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able1" style:family="table">
      <style:table-properties table:align="left" style:width="17.009cm" fo:margin-left="0cm"/>
    </style:style>
    <style:style style:name="Column1" style:family="table-column">
      <style:table-column-properties style:column-width="5.99cm"/>
    </style:style>
    <style:style style:name="Column2" style:family="table-column">
      <style:table-column-properties style:column-width="11.01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Seminário</text:span><text:span text:style-name="T1_2"><text:s/></text:span><text:span text:style-name="T1_3">Temático</text:span><text:span text:style-name="T1_4">:<text:s/></text:span><text:span text:style-name="T1_5">Objetos</text:span><text:span text:style-name="T1_6"><text:s/></text:span><text:span text:style-name="T1_7">Digitais</text:span><text:span text:style-name="T1_8"><text:s/></text:span><text:span text:style-name="T1_9">de</text:span><text:span text:style-name="T1_10"><text:s/></text:span><text:span text:style-name="T1_11">Educação</text:span><text:span text:style-name="T1_12"><text:s/></text:span><text:span text:style-name="T1_13">em</text:span><text:span text:style-name="T1_14"><text:s/></text:span><text:span text:style-name="T1_15">Computação</text:span><text:span text:style-name="T1_16"><text:s/>-<text:s/></text:span><text:span text:style-name="T1_17">CH</text:span><text:span text:style-name="T1_18">60</text:span><text:span text:style-name="T1_19">h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Período</text:span></text:p>
          </table:table-cell>
          <table:table-cell table:style-name="Cell2">
            <text:p text:style-name="P3"><text:span text:style-name="T3_1">Conteúdo</text:span></text:p>
          </table:table-cell>
        </table:table-row>
        <table:table-row table:style-name="Row2">
          <table:table-cell table:style-name="Cell3">
            <text:p text:style-name="P4"><text:span text:style-name="T4_1">Semana</text:span><text:span text:style-name="T4_2"><text:s/>1</text:span></text:p>
          </table:table-cell>
          <table:table-cell table:style-name="Cell4">
            <text:p text:style-name="P5"><text:span text:style-name="T5_1">Apresentação</text:span><text:span text:style-name="T5_2"><text:s/></text:span><text:span text:style-name="T5_3">da</text:span><text:span text:style-name="T5_4"><text:s/></text:span><text:span text:style-name="T5_5">disciplina</text:span><text:span text:style-name="T5_6"><text:s/></text:span><text:span text:style-name="T5_7">e</text:span><text:span text:style-name="T5_8"><text:s/></text:span><text:span text:style-name="T5_9">avaliação</text:span><text:span text:style-name="T5_10">;</text:span></text:p>
            <text:p text:style-name="P6"><text:span text:style-name="T6_1">Objetos</text:span><text:span text:style-name="T6_2"><text:s/></text:span><text:span text:style-name="T6_3">Digitais</text:span><text:span text:style-name="T6_4">:<text:s/></text:span><text:span text:style-name="T6_5">Definição</text:span><text:span text:style-name="T6_6"><text:s/></text:span><text:span text:style-name="T6_7">e</text:span><text:span text:style-name="T6_8"><text:s/></text:span><text:span text:style-name="T6_9">Conceitos</text:span></text:p>
          </table:table-cell>
        </table:table-row>
        <table:table-row table:style-name="Row3">
          <table:table-cell table:style-name="Cell5">
            <text:p text:style-name="P7"><text:span text:style-name="T7_1">Semana</text:span><text:span text:style-name="T7_2"><text:s/>2</text:span></text:p>
          </table:table-cell>
          <table:table-cell table:style-name="Cell6">
            <text:p text:style-name="P8"><text:span text:style-name="T8_1">Avaliação</text:span><text:span text:style-name="T8_2"><text:s/></text:span><text:span text:style-name="T8_3">de</text:span><text:span text:style-name="T8_4"><text:s/></text:span><text:span text:style-name="T8_5">objetos</text:span><text:span text:style-name="T8_6"><text:s/></text:span><text:span text:style-name="T8_7">digitais</text:span><text:span text:style-name="T8_8"><text:s/></text:span><text:span text:style-name="T8_9">para</text:span><text:span text:style-name="T8_10"><text:s/></text:span><text:span text:style-name="T8_11">fins</text:span><text:span text:style-name="T8_12"><text:s/></text:span><text:span text:style-name="T8_13">didáticos</text:span><text:span text:style-name="T8_14"><text:s/>-</text:span><text:span text:style-name="T8_15"><text:s/></text:span><text:span text:style-name="T8_16">Aspectos</text:span><text:span text:style-name="T8_17"><text:s/></text:span><text:span text:style-name="T8_18">pedagógicos</text:span><text:span text:style-name="T8_19"><text:s/></text:span><text:span text:style-name="T8_20">e</text:span><text:span text:style-name="T8_21"><text:s/></text:span><text:span text:style-name="T8_22">técnicos</text:span><text:span text:style-name="T8_23">:</text:span><text:span text:style-name="T8_24"><text:s/></text:span><text:span text:style-name="T8_25">validade</text:span><text:span text:style-name="T8_26"><text:s/></text:span><text:span text:style-name="T8_27">de</text:span><text:span text:style-name="T8_28"><text:s/></text:span><text:span text:style-name="T8_29">conteúdo</text:span><text:span text:style-name="T8_30">,<text:s/></text:span><text:span text:style-name="T8_31">alinhamento</text:span><text:span text:style-name="T8_32"><text:s/></text:span><text:span text:style-name="T8_33">com</text:span><text:span text:style-name="T8_34"><text:s/></text:span><text:span text:style-name="T8_35">metas</text:span><text:span text:style-name="T8_36"><text:s/></text:span><text:span text:style-name="T8_37">de</text:span><text:span text:style-name="T8_38"><text:s/></text:span><text:span text:style-name="T8_39">ensino</text:span><text:span text:style-name="T8_40">-</text:span><text:span text:style-name="T8_41">aprendizagem</text:span><text:span text:style-name="T8_42">,<text:s/></text:span><text:span text:style-name="T8_43">design</text:span><text:span text:style-name="T8_44">,<text:s/></text:span><text:span text:style-name="T8_45">interatividade</text:span><text:span text:style-name="T8_46"><text:s/></text:span><text:span text:style-name="T8_47">e</text:span><text:span text:style-name="T8_48"><text:s/></text:span><text:span text:style-name="T8_49">modos</text:span><text:span text:style-name="T8_50"><text:s/></text:span><text:span text:style-name="T8_51">de</text:span><text:span text:style-name="T8_52"><text:s/></text:span><text:span text:style-name="T8_53">aplicação</text:span><text:span text:style-name="T8_54">;</text:span></text:p>
          </table:table-cell>
        </table:table-row>
        <table:table-row table:style-name="Row4">
          <table:table-cell table:style-name="Cell7">
            <text:p text:style-name="P9"><text:span text:style-name="T9_1">Semana</text:span><text:span text:style-name="T9_2"><text:s/>3</text:span></text:p>
          </table:table-cell>
          <table:table-cell table:style-name="Cell8">
            <text:p text:style-name="P10"><text:span text:style-name="T10_1">Continuação</text:span></text:p>
          </table:table-cell>
        </table:table-row>
        <table:table-row table:style-name="Row5">
          <table:table-cell table:style-name="Cell9">
            <text:p text:style-name="P11"><text:span text:style-name="T11_1">Semana</text:span><text:span text:style-name="T11_2"><text:s/>4</text:span></text:p>
          </table:table-cell>
          <table:table-cell table:style-name="Cell10">
            <text:p text:style-name="P12"><text:span text:style-name="T12_1">Formas</text:span><text:span text:style-name="T12_2"><text:s/></text:span><text:span text:style-name="T12_3">de</text:span><text:span text:style-name="T12_4"><text:s/></text:span><text:span text:style-name="T12_5">disponibilização</text:span><text:span text:style-name="T12_6"><text:s/></text:span><text:span text:style-name="T12_7">de</text:span><text:span text:style-name="T12_8"><text:s/></text:span><text:span text:style-name="T12_9">materiais</text:span><text:span text:style-name="T12_10"><text:s/></text:span><text:span text:style-name="T12_11">digitais</text:span><text:span text:style-name="T12_12">;<text:s/></text:span><text:span text:style-name="T12_13">Apresentação</text:span><text:span text:style-name="T12_14"><text:s/></text:span><text:span text:style-name="T12_15">dos</text:span><text:span text:style-name="T12_16"><text:s/></text:span><text:span text:style-name="T12_17">r</text:span><text:span text:style-name="T12_18">epositórios</text:span><text:span text:style-name="T12_19"><text:s/></text:span><text:span text:style-name="T12_20">RIVED</text:span><text:span text:style-name="T12_21">,<text:s/></text:span><text:span text:style-name="T12_22">CESTA</text:span><text:span text:style-name="T12_23">,<text:s/></text:span><text:span text:style-name="T12_24">BIOE</text:span><text:span text:style-name="T12_25">,<text:s/></text:span><text:span text:style-name="T12_26">Portal</text:span><text:span text:style-name="T12_27"><text:s/></text:span><text:span text:style-name="T12_28">do</text:span><text:span text:style-name="T12_29"><text:s/></text:span><text:span text:style-name="T12_30">Professor</text:span><text:span text:style-name="T12_31">,<text:s/></text:span><text:span text:style-name="T12_32">Domínio</text:span><text:span text:style-name="T12_33"><text:s/></text:span><text:span text:style-name="T12_34">Público</text:span><text:span text:style-name="T12_35">,<text:s/></text:span><text:span text:style-name="T12_36">Biblioteca</text:span><text:span text:style-name="T12_37"><text:s/></text:span><text:span text:style-name="T12_38">Nacional</text:span><text:span text:style-name="T12_39"><text:s/></text:span><text:span text:style-name="T12_40">Digital</text:span><text:span text:style-name="T12_41">,<text:s/></text:span><text:span text:style-name="T12_42">etc</text:span><text:span text:style-name="T12_43">...</text:span></text:p>
          </table:table-cell>
        </table:table-row>
        <table:table-row table:style-name="Row6">
          <table:table-cell table:style-name="Cell11">
            <text:p text:style-name="P13"><text:span text:style-name="T13_1">Semana</text:span><text:span text:style-name="T13_2"><text:s/>5</text:span></text:p>
          </table:table-cell>
          <table:table-cell table:style-name="Cell12">
            <text:p text:style-name="P14"><text:span text:style-name="T14_1">Avaliação</text:span><text:span text:style-name="T14_2"><text:s/>1</text:span><text:span text:style-name="T14_3">:<text:s/></text:span><text:span text:style-name="T14_4">Compreensão</text:span><text:span text:style-name="T14_5"><text:s/></text:span><text:span text:style-name="T14_6">do</text:span><text:span text:style-name="T14_7"><text:s/></text:span><text:span text:style-name="T14_8">conceito</text:span><text:span text:style-name="T14_9"><text:s/></text:span><text:span text:style-name="T14_10">de</text:span><text:span text:style-name="T14_11"><text:s/></text:span><text:span text:style-name="T14_12">objeto</text:span><text:span text:style-name="T14_13"><text:s/></text:span><text:span text:style-name="T14_14">digital</text:span><text:span text:style-name="T14_15">,<text:s/></text:span><text:span text:style-name="T14_16">da</text:span><text:span text:style-name="T14_17"><text:s/></text:span><text:span text:style-name="T14_18">sua</text:span><text:span text:style-name="T14_19"><text:s/></text:span><text:span text:style-name="T14_20">importância</text:span><text:span text:style-name="T14_21">,</text:span><text:span text:style-name="T14_22"><text:s/></text:span><text:span text:style-name="T14_23">avaliação</text:span><text:span text:style-name="T14_24"><text:s/></text:span><text:span text:style-name="T14_25">e</text:span><text:span text:style-name="T14_26"><text:s/></text:span><text:span text:style-name="T14_27">disponibilidade</text:span><text:span text:style-name="T14_28"><text:s/></text:span><text:span text:style-name="T14_29">do</text:span><text:span text:style-name="T14_30"><text:s/></text:span><text:span text:style-name="T14_31">mesmo</text:span></text:p>
          </table:table-cell>
        </table:table-row>
        <table:table-row table:style-name="Row7">
          <table:table-cell table:style-name="Cell13">
            <text:p text:style-name="P15"><text:span text:style-name="T15_1">Semana</text:span><text:span text:style-name="T15_2"><text:s/>6</text:span></text:p>
          </table:table-cell>
          <table:table-cell table:style-name="Cell14">
            <text:p text:style-name="P16"><text:span text:style-name="T16_1">Pesquisar</text:span><text:span text:style-name="T16_2"><text:s/></text:span><text:span text:style-name="T16_3">um</text:span><text:span text:style-name="T16_4"><text:s/></text:span><text:span text:style-name="T16_5">repositório</text:span><text:span text:style-name="T16_6"><text:s/></text:span><text:span text:style-name="T16_7">e</text:span><text:span text:style-name="T16_8"><text:s/></text:span><text:span text:style-name="T16_9">escolher</text:span><text:span text:style-name="T16_10"><text:s/></text:span><text:span text:style-name="T16_11">um</text:span><text:span text:style-name="T16_12"><text:s/></text:span><text:span text:style-name="T16_13">objeto</text:span><text:span text:style-name="T16_14"><text:s/></text:span><text:span text:style-name="T16_15">digital</text:span><text:span text:style-name="T16_16"><text:s/></text:span><text:span text:style-name="T16_17">de</text:span><text:span text:style-name="T16_18"><text:s/></text:span><text:span text:style-name="T16_19">aprendizagem</text:span></text:p>
          </table:table-cell>
        </table:table-row>
        <table:table-row table:style-name="Row8">
          <table:table-cell table:style-name="Cell15">
            <text:p text:style-name="P17"><text:span text:style-name="T17_1">Semana</text:span><text:span text:style-name="T17_2"><text:s/>7</text:span></text:p>
          </table:table-cell>
          <table:table-cell table:style-name="Cell16">
            <text:p text:style-name="P18"><text:span text:style-name="T18_1">Explora</text:span><text:span text:style-name="T18_2">r</text:span><text:span text:style-name="T18_3"><text:s/></text:span><text:span text:style-name="T18_4">cada</text:span><text:span text:style-name="T18_5"><text:s/></text:span><text:span text:style-name="T18_6">um</text:span><text:span text:style-name="T18_7"><text:s/></text:span><text:span text:style-name="T18_8">dos</text:span><text:span text:style-name="T18_9"><text:s/></text:span><text:span text:style-name="T18_10">aspectos</text:span><text:span text:style-name="T18_11"><text:s/></text:span><text:span text:style-name="T18_12">de</text:span><text:span text:style-name="T18_13"><text:s/></text:span><text:span text:style-name="T18_14">avaliação</text:span><text:span text:style-name="T18_15"><text:s/></text:span><text:span text:style-name="T18_16">estudados</text:span><text:span text:style-name="T18_17"><text:s/></text:span><text:span text:style-name="T18_18">nas</text:span><text:span text:style-name="T18_19"><text:s/></text:span><text:span text:style-name="T18_20">semanas</text:span><text:span text:style-name="T18_21"><text:s/>2<text:s/></text:span><text:span text:style-name="T18_22">e</text:span><text:span text:style-name="T18_23"><text:s/>3</text:span></text:p>
          </table:table-cell>
        </table:table-row>
        <table:table-row table:style-name="Row9">
          <table:table-cell table:style-name="Cell17">
            <text:p text:style-name="P19"><text:span text:style-name="T19_1">Semana</text:span><text:span text:style-name="T19_2"><text:s/>8</text:span></text:p>
          </table:table-cell>
          <table:table-cell table:style-name="Cell18">
            <text:p text:style-name="P20"><text:span text:style-name="T20_1">Avaliação</text:span><text:span text:style-name="T20_2"><text:s/>2:</text:span><text:span text:style-name="T20_3"><text:s/></text:span><text:span text:style-name="T20_4">Entrega</text:span><text:span text:style-name="T20_5"><text:s/></text:span><text:span text:style-name="T20_6">d</text:span><text:span text:style-name="T20_7">a</text:span><text:span text:style-name="T20_8"><text:s/></text:span><text:span text:style-name="T20_9">análise</text:span><text:span text:style-name="T20_10"><text:s/></text:span><text:span text:style-name="T20_11">do</text:span><text:span text:style-name="T20_12"><text:s/></text:span><text:span text:style-name="T20_13">objeto</text:span><text:span text:style-name="T20_14"><text:s/></text:span><text:span text:style-name="T20_15">digital</text:span><text:span text:style-name="T20_16"><text:s/></text:span><text:span text:style-name="T20_17">pesquisado</text:span></text:p>
          </table:table-cell>
        </table:table-row>
        <table:table-row table:style-name="Row10">
          <table:table-cell table:style-name="Cell19">
            <text:p text:style-name="P21"><text:span text:style-name="T21_1">Semana</text:span><text:span text:style-name="T21_2"><text:s/>9</text:span></text:p>
          </table:table-cell>
          <table:table-cell table:style-name="Cell20">
            <text:p text:style-name="P22"><text:span text:style-name="T22_1">Planejamento</text:span><text:span text:style-name="T22_2"><text:s/></text:span><text:span text:style-name="T22_3">de</text:span><text:span text:style-name="T22_4"><text:s/></text:span><text:span text:style-name="T22_5">um</text:span><text:span text:style-name="T22_6"><text:s/></text:span><text:span text:style-name="T22_7">objeto</text:span><text:span text:style-name="T22_8"><text:s/></text:span><text:span text:style-name="T22_9">digital</text:span><text:span text:style-name="T22_10"><text:s/></text:span><text:span text:style-name="T22_11">educacional</text:span></text:p>
          </table:table-cell>
        </table:table-row>
        <table:table-row table:style-name="Row11">
          <table:table-cell table:style-name="Cell21">
            <text:p text:style-name="P23"><text:span text:style-name="T23_1">Semana</text:span><text:span text:style-name="T23_2"><text:s/>10</text:span></text:p>
          </table:table-cell>
          <table:table-cell table:style-name="Cell22">
            <text:p text:style-name="P24"><text:span text:style-name="T24_1">Planejamento</text:span><text:span text:style-name="T24_2"><text:s/></text:span><text:span text:style-name="T24_3">de</text:span><text:span text:style-name="T24_4"><text:s/></text:span><text:span text:style-name="T24_5">um</text:span><text:span text:style-name="T24_6"><text:s/></text:span><text:span text:style-name="T24_7">objeto</text:span><text:span text:style-name="T24_8"><text:s/></text:span><text:span text:style-name="T24_9">digital</text:span><text:span text:style-name="T24_10"><text:s/></text:span><text:span text:style-name="T24_11">educacional</text:span><text:span text:style-name="T24_12"><text:s/></text:span><text:span text:style-name="T24_13">e</text:span><text:span text:style-name="T24_14"><text:s/></text:span><text:span text:style-name="T24_15">fórum</text:span><text:span text:style-name="T24_16"><text:s/></text:span><text:span text:style-name="T24_17">de</text:span><text:span text:style-name="T24_18"><text:s/></text:span><text:span text:style-name="T24_19">discussão</text:span><text:span text:style-name="T24_20"><text:s/></text:span><text:span text:style-name="T24_21">sobre</text:span><text:span text:style-name="T24_22"><text:s/></text:span><text:span text:style-name="T24_23">os</text:span><text:span text:style-name="T24_24"><text:s/></text:span><text:span text:style-name="T24_25">objetos</text:span><text:span text:style-name="T24_26"><text:s/></text:span><text:span text:style-name="T24_27">digitais</text:span><text:span text:style-name="T24_28"><text:s/></text:span><text:span text:style-name="T24_29">planejados</text:span><text:span text:style-name="T24_30"><text:s/></text:span><text:span text:style-name="T24_31">pelos</text:span><text:span text:style-name="T24_32"><text:s/></text:span><text:span text:style-name="T24_33">colegas</text:span></text:p>
          </table:table-cell>
        </table:table-row>
        <table:table-row table:style-name="Row12">
          <table:table-cell table:style-name="Cell23">
            <text:p text:style-name="P25"><text:span text:style-name="T25_1">Semana</text:span><text:span text:style-name="T25_2"><text:s/>11</text:span></text:p>
          </table:table-cell>
          <table:table-cell table:style-name="Cell24">
            <text:p text:style-name="P26"><text:span text:style-name="T26_1">Desenvolvimento</text:span><text:span text:style-name="T26_2"><text:s/></text:span><text:span text:style-name="T26_3">do</text:span><text:span text:style-name="T26_4"><text:s/></text:span><text:span text:style-name="T26_5">objeto</text:span><text:span text:style-name="T26_6"><text:s/></text:span><text:span text:style-name="T26_7">digital</text:span><text:span text:style-name="T26_8"><text:s/></text:span><text:span text:style-name="T26_9">educacional</text:span></text:p>
          </table:table-cell>
        </table:table-row>
        <table:table-row table:style-name="Row13">
          <table:table-cell table:style-name="Cell25">
            <text:p text:style-name="P27"><text:span text:style-name="T27_1">Semana</text:span><text:span text:style-name="T27_2"><text:s/>12</text:span></text:p>
          </table:table-cell>
          <table:table-cell table:style-name="Cell26">
            <text:p text:style-name="P28"><text:span text:style-name="T28_1">Continuação</text:span></text:p>
          </table:table-cell>
        </table:table-row>
        <table:table-row table:style-name="Row14">
          <table:table-cell table:style-name="Cell27">
            <text:p text:style-name="P29"><text:span text:style-name="T29_1">Semana</text:span><text:span text:style-name="T29_2"><text:s/>13</text:span></text:p>
          </table:table-cell>
          <table:table-cell table:style-name="Cell28">
            <text:p text:style-name="P30"><text:span text:style-name="T30_1">Desenvolvimento</text:span><text:span text:style-name="T30_2"><text:s/></text:span><text:span text:style-name="T30_3">de</text:span><text:span text:style-name="T30_4"><text:s/></text:span><text:span text:style-name="T30_5">um</text:span><text:span text:style-name="T30_6"><text:s/></text:span><text:span text:style-name="T30_7">tutorial</text:span><text:span text:style-name="T30_8"><text:s/></text:span><text:span text:style-name="T30_9">de</text:span><text:span text:style-name="T30_10"><text:s/></text:span><text:span text:style-name="T30_11">utilização</text:span></text:p>
          </table:table-cell>
        </table:table-row>
        <table:table-row table:style-name="Row15">
          <table:table-cell table:style-name="Cell29">
            <text:p text:style-name="P31"><text:span text:style-name="T31_1">Semana</text:span><text:span text:style-name="T31_2"><text:s/>14</text:span></text:p>
          </table:table-cell>
          <table:table-cell table:style-name="Cell30">
            <text:p text:style-name="P32"><text:span text:style-name="T32_1">Aplicação</text:span><text:span text:style-name="T32_2"><text:s/></text:span><text:span text:style-name="T32_3">do</text:span><text:span text:style-name="T32_4"><text:s/></text:span><text:span text:style-name="T32_5">objeto</text:span><text:span text:style-name="T32_6"><text:s/></text:span><text:span text:style-name="T32_7">digital</text:span><text:span text:style-name="T32_8"><text:s/></text:span><text:span text:style-name="T32_9">produzido</text:span><text:span text:style-name="T32_10"><text:s/></text:span><text:span text:style-name="T32_11">em</text:span><text:span text:style-name="T32_12"><text:s/></text:span><text:span text:style-name="T32_13">sala</text:span><text:span text:style-name="T32_14"><text:s/></text:span><text:span text:style-name="T32_15">de</text:span><text:span text:style-name="T32_16"><text:s/></text:span><text:span text:style-name="T32_17">aula</text:span><text:span text:style-name="T32_18"><text:s/></text:span><text:span text:style-name="T32_19">e</text:span><text:span text:style-name="T32_20"><text:s/></text:span><text:span text:style-name="T32_21">avaliação</text:span><text:span text:style-name="T32_22"><text:s/></text:span><text:span text:style-name="T32_23">do</text:span><text:span text:style-name="T32_24"><text:s/></text:span><text:span text:style-name="T32_25">resultado</text:span><text:span text:style-name="T32_26"><text:s/></text:span><text:span text:style-name="T32_27">obtido</text:span></text:p>
          </table:table-cell>
        </table:table-row>
        <table:table-row table:style-name="Row16">
          <table:table-cell table:style-name="Cell31">
            <text:p text:style-name="P33"><text:span text:style-name="T33_1">Semana</text:span><text:span text:style-name="T33_2"><text:s/>15</text:span></text:p>
          </table:table-cell>
          <table:table-cell table:style-name="Cell32">
            <text:p text:style-name="P34"><text:span text:style-name="T34_1">Avaliação</text:span><text:span text:style-name="T34_2"><text:s/>3:</text:span><text:span text:style-name="T34_3"><text:s/></text:span><text:span text:style-name="T34_4">Disponibilização</text:span><text:span text:style-name="T34_5"><text:s/></text:span><text:span text:style-name="T34_6">do</text:span><text:span text:style-name="T34_7"><text:s/></text:span><text:span text:style-name="T34_8">objeto</text:span><text:span text:style-name="T34_9"><text:s/></text:span><text:span text:style-name="T34_10">digital</text:span><text:span text:style-name="T34_11"><text:s/></text:span><text:span text:style-name="T34_12">na</text:span><text:span text:style-name="T34_13"><text:s/></text:span><text:span text:style-name="T34_14">web</text:span><text:span text:style-name="T34_15"><text:s/></text:span><text:span text:style-name="T34_16">e</text:span><text:span text:style-name="T34_17"><text:s/></text:span><text:span text:style-name="T34_18">entrega</text:span><text:span text:style-name="T34_19"><text:s/></text:span><text:span text:style-name="T34_20">em</text:span><text:span text:style-name="T34_21"><text:s/></text:span><text:span text:style-name="T34_22">CD</text:span><text:span text:style-name="T34_23"><text:s/></text:span><text:span text:style-name="T34_24">ou</text:span><text:span text:style-name="T34_25"><text:s/></text:span><text:span text:style-name="T34_26">DVD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